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ad85" officeooo:paragraph-rsid="0004ad85"/>
    </style:style>
    <style:style style:name="P2" style:family="paragraph" style:parent-style-name="Standard">
      <style:text-properties officeooo:rsid="00051e7e" officeooo:paragraph-rsid="00051e7e"/>
    </style:style>
    <style:style style:name="P3" style:family="paragraph" style:parent-style-name="Standard">
      <style:text-properties officeooo:rsid="00084665" officeooo:paragraph-rsid="00084665"/>
    </style:style>
    <style:style style:name="P4" style:family="paragraph" style:parent-style-name="Standard">
      <style:text-properties officeooo:rsid="000674a9" officeooo:paragraph-rsid="000674a9"/>
    </style:style>
    <style:style style:name="P5" style:family="paragraph" style:parent-style-name="Standard">
      <style:text-properties officeooo:rsid="000fa96f" officeooo:paragraph-rsid="000fa96f"/>
    </style:style>
    <style:style style:name="T1" style:family="text">
      <style:text-properties officeooo:rsid="0004b5d7"/>
    </style:style>
    <style:style style:name="T2" style:family="text">
      <style:text-properties officeooo:rsid="00051e7e"/>
    </style:style>
    <style:style style:name="T3" style:family="text">
      <style:text-properties officeooo:rsid="000674a9"/>
    </style:style>
    <style:style style:name="T4" style:family="text">
      <style:text-properties officeooo:rsid="00084665"/>
    </style:style>
    <style:style style:name="T5" style:family="text">
      <style:text-properties officeooo:rsid="000a9374"/>
    </style:style>
    <style:style style:name="T6" style:family="text">
      <style:text-properties officeooo:rsid="0012f5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ick2D nous a permis de créer différents états <text:span text:style-name="T4">(que ce soit le menu ou les niveaux de jeu)</text:span> qui sont continuellement exécutés par le compilateur ce qui permet de les mettre a jour sans arrêts. Ceci est essentiel pour comptabiliser le score et la vie du joueur au fur et a mesure du jeu. <text:span text:style-name="T1">Les états doivent hériter d'une classe présente dans Slick2D : StateBasedGame, qui surcharge </text:span>trois fonctions principales <text:span text:style-name="T2">qui sont exécutées continuellement</text:span>. <text:span text:style-name="T2">La première</text:span> fonction permet d'initialiser les variables, <text:span text:style-name="T2">la deuxième</text:span> permet d'afficher tout ce qu'il faut pour le bien être du jeu, et <text:span text:style-name="T2">la troisième </text:span>permet la mise a jour d<text:span text:style-name="T2">e l'état des objets</text:span>.</text:p>
      <text:p text:style-name="P1">La fonction init() <text:span text:style-name="T1">prenant en paramètre le conteneur de jeu (GameContainer) et l'état de jeu (StateBasedGame) </text:span>permet d'initialiser les <text:span text:style-name="T2">objets du jeu</text:span>, c'est a dire les images, <text:span text:style-name="T2">les cartes, le pacman, les fantômes et leurs configurations.</text:span></text:p>
      <text:p text:style-name="P2">La fonction render() pren<text:span text:style-name="T3">d </text:span>les mêmes paramètres que la fonction init() et un graphisme permettant l'affichage de la carte. C'est dans cette fonction que <text:span text:style-name="T3">tous les objets sont affichés a l'écran.</text:span></text:p>
      <text:p text:style-name="P4">La fonction update() prends aussi les m<text:span text:style-name="T5">ê</text:span>mes paramètres que la fonction init() mais avec une variable correspondant au temps entre deux mises a jours de l'état. Cette fonction permet le changement d'état et la réinitialisation de la carte après avoir perdu ou changé de niveau mais aussi le déplacement des personnages <text:span text:style-name="T5">ainsi que la gestion des collisions. Cette fonction consiste a gérer les moments ou le pacman rencontre un fantôme, une étoile, une pièce ou encore quand il rencontre un mur. A chaque collisions le programme doit réagir différemment pour, par exemple, ne pas que le pacman se retrouve sur un mur ou pour qu'il ramasse les pièces et qu'elles disparaissent ensuite. Le programme ne doit également pas réagir de la même façon si le pacman est en mode invincible, invisible ou non pour le contact des fantômes. Il doit « manger » les fantômes en mode invincible, passer a travers ceux-ci en mode invisible et se « faire manger » autrement. A chaque début de niveau ou « mort » du pacman, ce dernier est en mode invisible c'est a dire que les fantômes ne peuvent pas le « manger ».Ceci offre au joueur un temps de réaction pour reprendre en main son personnage et permet de ne pas perdre la partie si un fantôme est présent sur le point de départ du pacman. Tous les états de jeux comprennent les fonctions renvoyant le score que le joueur a fait dans ce niveau et la vie qui lui reste, pour les mettre a jour dans les niveaux suivants. Le score n'est comptabilisé que si le joueur perd la partie ou si il gagne tous les niveaux ce qui lui permet de voir quel score il fait a chaque niveau ; les étoiles rapportant plus que les pièces, et les fantômes « mangés » en mode invincible plus que les étoiles.</text:span></text:p>
      <text:p text:style-name="P4"/>
      <text:p text:style-name="P4"/>
      <text:p text:style-name="P5">Parmi les états présents dans le programme il n'y a pas que ceux qui font tourner le jeu, il y a aussi les menus. Ces derniers comprennent les mêmes fonction (ce sont des états). Les fonctions init() et render() sont les mêmes, la fonction update() en revanche ne sert pas a faire bouger les personnages mais a faire fonctionner les boutons, pour entrer dans les jeux (un joueur ou multi joueurs) ou pour accéder aux options. Après avoir changé d'état grâce a ses boutons, il faut réinitialiser les coordonnées de la souris pour ne pas que le compilateur mémorise les coordonnées du bouton sinon il reviendra sur l'état de celui-ci sans cesse. Les états menus comprennent donc aussi une fonction permettant de récupérer les coordonnées du clic de souris pour accéder a un autre état.</text:p>
      <text:p text:style-name="P5">Tous les états <text:span text:style-name="T6">possèdent leurs propres</text:span> ID (valeur numérique) permettant de les différencier. C'est cet ID qui est appelé <text:span text:style-name="T6">à chaque</text:span> changement d'états <text:span text:style-name="T6">et qui caractérise celui-ci.</text:span></text:p>
      <text:p text:style-name="P3">Tous <text:span text:style-name="T6">c</text:span>es états sont initialisés dans une classe (windowGame) qui hérite également de StateBasedGame. C'est cette classe qui permet l'exécution de ceux-ci dans le même conteneur de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4T22:58:07.023000000</meta:creation-date>
    <dc:date>2014-05-05T21:33:07.172000000</dc:date>
    <meta:editing-duration>PT36M15S</meta:editing-duration>
    <meta:editing-cycles>6</meta:editing-cycles>
    <meta:generator>LibreOffice/4.1.5.3$Windows_x86 LibreOffice_project/1c1366bba2ba2b554cd2ca4d87c06da81c05d24</meta:generator>
    <meta:document-statistic meta:table-count="0" meta:image-count="0" meta:object-count="0" meta:page-count="1" meta:paragraph-count="7" meta:word-count="675" meta:character-count="3923" meta:non-whitespace-character-count="3255"/>
  </office:meta>
</office:document-meta>
</file>